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.969cm" svg:height="12.357cm" svg:x="6.791cm" svg:y="0.1cm">
            <draw:object draw:notify-on-update-of-ranges="Hoja1.A1:Hoja1.A1 Hoja1.A2:Hoja1.A28 Hoja1.B1:Hoja1.B1 Hoja1.B2:Hoja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ani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90498" calcext:value-type="float">
            <text:p>0,290498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550093" calcext:value-type="float">
            <text:p>0,550093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850534" calcext:value-type="float">
            <text:p>0,850534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.38592" calcext:value-type="float">
            <text:p>1,38592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.94285" calcext:value-type="float">
            <text:p>1,9428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2.59248" calcext:value-type="float">
            <text:p>2,59248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3.23435" calcext:value-type="float">
            <text:p>3,23435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4.05006" calcext:value-type="float">
            <text:p>4,05006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5.0023" calcext:value-type="float">
            <text:p>5,0023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6.06335" calcext:value-type="float">
            <text:p>6,0633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7.18832" calcext:value-type="float">
            <text:p>7,18832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8.41395" calcext:value-type="float">
            <text:p>8,41395</text:p>
          </table:table-cell>
        </table:table-row>
        <table:table-row table:style-name="ro1">
          <table:table-cell office:value-type="float" office:value="102800" calcext:value-type="float">
            <text:p>102800</text:p>
          </table:table-cell>
          <table:table-cell office:value-type="float" office:value="9.86142" calcext:value-type="float">
            <text:p>9,86142</text:p>
          </table:table-cell>
        </table:table-row>
        <table:table-row table:style-name="ro1">
          <table:table-cell office:value-type="float" office:value="109700" calcext:value-type="float">
            <text:p>109700</text:p>
          </table:table-cell>
          <table:table-cell office:value-type="float" office:value="11.0719" calcext:value-type="float">
            <text:p>11,0719</text:p>
          </table:table-cell>
        </table:table-row>
        <table:table-row table:style-name="ro1">
          <table:table-cell office:value-type="float" office:value="116600" calcext:value-type="float">
            <text:p>116600</text:p>
          </table:table-cell>
          <table:table-cell office:value-type="float" office:value="12.5759" calcext:value-type="float">
            <text:p>12,5759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14.2642" calcext:value-type="float">
            <text:p>14,2642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16.4293" calcext:value-type="float">
            <text:p>16,4293</text:p>
          </table:table-cell>
        </table:table-row>
        <table:table-row table:style-name="ro1">
          <table:table-cell office:value-type="float" office:value="137300" calcext:value-type="float">
            <text:p>137300</text:p>
          </table:table-cell>
          <table:table-cell office:value-type="float" office:value="18.3911" calcext:value-type="float">
            <text:p>18,3911</text:p>
          </table:table-cell>
        </table:table-row>
        <table:table-row table:style-name="ro1">
          <table:table-cell office:value-type="float" office:value="144200" calcext:value-type="float">
            <text:p>144200</text:p>
          </table:table-cell>
          <table:table-cell office:value-type="float" office:value="20.2137" calcext:value-type="float">
            <text:p>20,2137</text:p>
          </table:table-cell>
        </table:table-row>
        <table:table-row table:style-name="ro1">
          <table:table-cell office:value-type="float" office:value="151100" calcext:value-type="float">
            <text:p>151100</text:p>
          </table:table-cell>
          <table:table-cell office:value-type="float" office:value="22.0993" calcext:value-type="float">
            <text:p>22,0993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24.5306" calcext:value-type="float">
            <text:p>24,5306</text:p>
          </table:table-cell>
        </table:table-row>
        <table:table-row table:style-name="ro1">
          <table:table-cell office:value-type="float" office:value="164900" calcext:value-type="float">
            <text:p>164900</text:p>
          </table:table-cell>
          <table:table-cell office:value-type="float" office:value="26.7327" calcext:value-type="float">
            <text:p>26,7327</text:p>
          </table:table-cell>
        </table:table-row>
        <table:table-row table:style-name="ro1">
          <table:table-cell office:value-type="float" office:value="171800" calcext:value-type="float">
            <text:p>171800</text:p>
          </table:table-cell>
          <table:table-cell office:value-type="float" office:value="29.0702" calcext:value-type="float">
            <text:p>29,0702</text:p>
          </table:table-cell>
        </table:table-row>
        <table:table-row table:style-name="ro1">
          <table:table-cell office:value-type="float" office:value="178700" calcext:value-type="float">
            <text:p>178700</text:p>
          </table:table-cell>
          <table:table-cell office:value-type="float" office:value="30.4603" calcext:value-type="float">
            <text:p>30,4603</text:p>
          </table:table-cell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33.8792" calcext:value-type="float">
            <text:p>33,8792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36.6598" calcext:value-type="float">
            <text:p>36,6598</text:p>
          </table:table-cell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39.0573" calcext:value-type="float">
            <text:p>39,0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8:26:24.284511598</meta:creation-date>
    <meta:generator>LibreOffice/6.4.7.2$Linux_X86_64 LibreOffice_project/40$Build-2</meta:generator>
    <dc:date>2022-03-25T18:34:47.643370704</dc:date>
    <meta:editing-duration>PT8M23S</meta:editing-duration>
    <meta:editing-cycles>1</meta:editing-cycles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7cm" svg:height="12.358cm" xlink:href=".." xlink:type="simple" chart:class="chart:scatter" chart:style-name="ch1">
        <chart:title svg:x="8.931cm" svg:y="0.383cm" chart:style-name="ch2">
          <text:p>Eficiencia seleccion</text:p>
        </chart:title>
        <chart:legend chart:legend-position="end" svg:x="17.477cm" svg:y="5.631cm" style:legend-expansion="high" chart:style-name="ch3"/>
        <chart:plot-area chart:style-name="ch4" table:cell-range-address="Hoja1.A1:Hoja1.B28" chart:data-source-has-labels="row" svg:x="1.45cm" svg:y="1.409cm" svg:width="15.588cm" svg:height="9.721cm">
          <chartooo:coordinate-region svg:x="2.071cm" svg:y="1.608cm" svg:width="14.41cm" svg:height="8.875cm"/>
          <chart:axis chart:dimension="x" chart:name="primary-x" chart:style-name="ch5">
            <chart:title svg:x="8.552cm" svg:y="11.377cm" chart:style-name="ch6">
              <text:p>Tamanio</text:p>
            </chart:title>
          </chart:axis>
          <chart:axis chart:dimension="y" chart:name="primary-y" chart:style-name="ch5">
            <chart:title svg:x="0.451cm" svg:y="6.869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28" chart:label-cell-address="Hoja1.B1:Hoja1.B1" chart:class="chart:scatter">
            <chart:domain table:cell-range-address="Hoja1.A2:Hoja1.A28"/>
            <chart:regression-curve chart:style-name="ch10">
              <chart:equation chart:display-equation="true" chart:display-r-square="true"/>
            </chart:regression-curve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Hoja1.A2:Hoja1.A28</svg:desc>
                </draw:g>
              </table:table-cell>
              <table:table-cell office:value-type="float" office:value="0.290498">
                <text:p>0.290498</text:p>
                <draw:g>
                  <svg:desc>Hoja1.B2:Hoja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00">
                <text:p>26900</text:p>
              </table:table-cell>
              <table:table-cell office:value-type="float" office:value="0.550093">
                <text:p>0.550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00">
                <text:p>33800</text:p>
              </table:table-cell>
              <table:table-cell office:value-type="float" office:value="0.850534">
                <text:p>0.850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00">
                <text:p>40700</text:p>
              </table:table-cell>
              <table:table-cell office:value-type="float" office:value="1.38592">
                <text:p>1.38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600">
                <text:p>47600</text:p>
              </table:table-cell>
              <table:table-cell office:value-type="float" office:value="1.94285">
                <text:p>1.94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00">
                <text:p>54500</text:p>
              </table:table-cell>
              <table:table-cell office:value-type="float" office:value="2.59248">
                <text:p>2.59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00">
                <text:p>61400</text:p>
              </table:table-cell>
              <table:table-cell office:value-type="float" office:value="3.23435">
                <text:p>3.23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00">
                <text:p>68300</text:p>
              </table:table-cell>
              <table:table-cell office:value-type="float" office:value="4.05006">
                <text:p>4.05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00">
                <text:p>75200</text:p>
              </table:table-cell>
              <table:table-cell office:value-type="float" office:value="5.0023">
                <text:p>5.0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100">
                <text:p>82100</text:p>
              </table:table-cell>
              <table:table-cell office:value-type="float" office:value="6.06335">
                <text:p>6.06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000">
                <text:p>89000</text:p>
              </table:table-cell>
              <table:table-cell office:value-type="float" office:value="7.18832">
                <text:p>7.18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900">
                <text:p>95900</text:p>
              </table:table-cell>
              <table:table-cell office:value-type="float" office:value="8.41395">
                <text:p>8.41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800">
                <text:p>102800</text:p>
              </table:table-cell>
              <table:table-cell office:value-type="float" office:value="9.86142">
                <text:p>9.86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700">
                <text:p>109700</text:p>
              </table:table-cell>
              <table:table-cell office:value-type="float" office:value="11.0719">
                <text:p>11.0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600">
                <text:p>116600</text:p>
              </table:table-cell>
              <table:table-cell office:value-type="float" office:value="12.5759">
                <text:p>12.5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500">
                <text:p>123500</text:p>
              </table:table-cell>
              <table:table-cell office:value-type="float" office:value="14.2642">
                <text:p>14.2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400">
                <text:p>130400</text:p>
              </table:table-cell>
              <table:table-cell office:value-type="float" office:value="16.4293">
                <text:p>16.4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300">
                <text:p>137300</text:p>
              </table:table-cell>
              <table:table-cell office:value-type="float" office:value="18.3911">
                <text:p>18.3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200">
                <text:p>144200</text:p>
              </table:table-cell>
              <table:table-cell office:value-type="float" office:value="20.2137">
                <text:p>20.2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100">
                <text:p>151100</text:p>
              </table:table-cell>
              <table:table-cell office:value-type="float" office:value="22.0993">
                <text:p>22.0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000">
                <text:p>158000</text:p>
              </table:table-cell>
              <table:table-cell office:value-type="float" office:value="24.5306">
                <text:p>24.5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900">
                <text:p>164900</text:p>
              </table:table-cell>
              <table:table-cell office:value-type="float" office:value="26.7327">
                <text:p>26.7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800">
                <text:p>171800</text:p>
              </table:table-cell>
              <table:table-cell office:value-type="float" office:value="29.0702">
                <text:p>29.0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700">
                <text:p>178700</text:p>
              </table:table-cell>
              <table:table-cell office:value-type="float" office:value="30.4603">
                <text:p>30.46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600">
                <text:p>185600</text:p>
              </table:table-cell>
              <table:table-cell office:value-type="float" office:value="33.8792">
                <text:p>33.8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00">
                <text:p>192500</text:p>
              </table:table-cell>
              <table:table-cell office:value-type="float" office:value="36.6598">
                <text:p>36.6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400">
                <text:p>199400</text:p>
              </table:table-cell>
              <table:table-cell office:value-type="float" office:value="39.0573">
                <text:p>39.0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